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6.5403in" table:align="margins"/>
    </style:style>
    <style:style style:name="Table1.A" style:family="table-column">
      <style:table-column-properties style:column-width="5.5132in" style:rel-column-width="7939*"/>
    </style:style>
    <style:style style:name="Table1.C" style:family="table-column">
      <style:table-column-properties style:column-width="5.5139in" style:rel-column-width="79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1a6aa3" style:font-size-asian="24pt" style:font-size-complex="24pt"/>
    </style:style>
    <style:style style:name="P2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1b2011" style:font-size-asian="24pt" style:font-size-complex="24pt"/>
    </style:style>
    <style:style style:name="P3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1b8c91" style:font-size-asian="24pt" style:font-size-complex="24pt"/>
    </style:style>
    <style:style style:name="P4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1e710c" style:font-size-asian="24pt" style:font-size-complex="24pt"/>
    </style:style>
    <style:style style:name="P5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1e89a1" style:font-size-asian="24pt" style:font-size-complex="24pt"/>
    </style:style>
    <style:style style:name="P6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06624" style:font-size-asian="24pt" style:font-size-complex="24pt"/>
    </style:style>
    <style:style style:name="P7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14f1a" style:font-size-asian="24pt" style:font-size-complex="24pt"/>
    </style:style>
    <style:style style:name="P8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273e4" style:font-size-asian="24pt" style:font-size-complex="24pt"/>
    </style:style>
    <style:style style:name="P9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2993e" style:font-size-asian="24pt" style:font-size-complex="24pt"/>
    </style:style>
    <style:style style:name="P10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42c83" style:font-size-asian="24pt" style:font-size-complex="24pt"/>
    </style:style>
    <style:style style:name="P11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4a713" style:font-size-asian="24pt" style:font-size-complex="24pt"/>
    </style:style>
    <style:style style:name="P12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66133" style:font-size-asian="24pt" style:font-size-complex="24pt"/>
    </style:style>
    <style:style style:name="P13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7cdeb" style:font-size-asian="24pt" style:font-size-complex="24pt"/>
    </style:style>
    <style:style style:name="P14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88a19" style:font-size-asian="24pt" style:font-size-complex="24pt"/>
    </style:style>
    <style:style style:name="P15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8f44b" style:font-size-asian="24pt" style:font-size-complex="24pt"/>
    </style:style>
    <style:style style:name="P16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98c17" style:font-size-asian="24pt" style:font-size-complex="24pt"/>
    </style:style>
    <style:style style:name="P17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a7a49" style:font-size-asian="24pt" style:font-size-complex="24pt"/>
    </style:style>
    <style:style style:name="P18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b608d" style:font-size-asian="24pt" style:font-size-complex="24pt"/>
    </style:style>
    <style:style style:name="P19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be6f3" style:font-size-asian="24pt" style:font-size-complex="24pt"/>
    </style:style>
    <style:style style:name="P20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d419a" style:font-size-asian="24pt" style:font-size-complex="24pt"/>
    </style:style>
    <style:style style:name="P21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2f0d44" style:font-size-asian="24pt" style:font-size-complex="24pt"/>
    </style:style>
    <style:style style:name="P22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305606" style:font-size-asian="24pt" style:font-size-complex="24pt"/>
    </style:style>
    <style:style style:name="P23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31ff54" style:font-size-asian="24pt" style:font-size-complex="24pt"/>
    </style:style>
    <style:style style:name="P24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33e577" style:font-size-asian="24pt" style:font-size-complex="24pt"/>
    </style:style>
    <style:style style:name="P25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35c3d1" style:font-size-asian="24pt" style:font-size-complex="24pt"/>
    </style:style>
    <style:style style:name="P26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372dcc" style:font-size-asian="24pt" style:font-size-complex="24pt"/>
    </style:style>
    <style:style style:name="P27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38ef9a" style:font-size-asian="24pt" style:font-size-complex="24pt"/>
    </style:style>
    <style:style style:name="P28" style:family="paragraph" style:parent-style-name="Table_20_Contents">
      <style:paragraph-properties fo:margin-top="0.0791in" fo:margin-bottom="0.0791in" loext:contextual-spacing="false" fo:line-height="115%"/>
      <style:text-properties fo:font-size="24pt" officeooo:rsid="001a6aa3" officeooo:paragraph-rsid="003967d2" style:font-size-asian="24pt" style:font-size-complex="24pt"/>
    </style:style>
    <style:style style:name="P29" style:family="paragraph" style:parent-style-name="Header">
      <style:text-properties fo:font-size="16pt" officeooo:rsid="001a6aa3" officeooo:paragraph-rsid="001a6aa3" style:font-size-asian="16pt" style:font-size-complex="16pt"/>
    </style:style>
    <style:style style:name="P30" style:family="paragraph" style:parent-style-name="Header">
      <style:text-properties fo:font-size="16pt" officeooo:rsid="001a6aa3" officeooo:paragraph-rsid="002cd827" style:font-size-asian="16pt" style:font-size-complex="16pt"/>
    </style:style>
    <style:style style:name="P31" style:family="paragraph" style:parent-style-name="Header">
      <style:text-properties fo:font-size="24pt" officeooo:rsid="001a6aa3" officeooo:paragraph-rsid="002cd827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b2011" style:font-size-asian="16pt" style:font-size-complex="16pt"/>
    </style:style>
    <style:style style:name="T3" style:family="text">
      <style:text-properties fo:font-size="16pt" officeooo:rsid="001b8c91" style:font-size-asian="16pt" style:font-size-complex="16pt"/>
    </style:style>
    <style:style style:name="T4" style:family="text">
      <style:text-properties fo:font-size="16pt" officeooo:rsid="001e710c" style:font-size-asian="16pt" style:font-size-complex="16pt"/>
    </style:style>
    <style:style style:name="T5" style:family="text">
      <style:text-properties fo:font-size="16pt" officeooo:rsid="001e89a1" style:font-size-asian="16pt" style:font-size-complex="16pt"/>
    </style:style>
    <style:style style:name="T6" style:family="text">
      <style:text-properties fo:font-size="16pt" officeooo:rsid="00206624" style:font-size-asian="16pt" style:font-size-complex="16pt"/>
    </style:style>
    <style:style style:name="T7" style:family="text">
      <style:text-properties fo:font-size="16pt" officeooo:rsid="00214f1a" style:font-size-asian="16pt" style:font-size-complex="16pt"/>
    </style:style>
    <style:style style:name="T8" style:family="text">
      <style:text-properties fo:font-size="16pt" officeooo:rsid="002273e4" style:font-size-asian="16pt" style:font-size-complex="16pt"/>
    </style:style>
    <style:style style:name="T9" style:family="text">
      <style:text-properties fo:font-size="16pt" officeooo:rsid="0022993e" style:font-size-asian="16pt" style:font-size-complex="16pt"/>
    </style:style>
    <style:style style:name="T10" style:family="text">
      <style:text-properties fo:font-size="16pt" officeooo:rsid="00242c83" style:font-size-asian="16pt" style:font-size-complex="16pt"/>
    </style:style>
    <style:style style:name="T11" style:family="text">
      <style:text-properties fo:font-size="16pt" officeooo:rsid="0024a713" style:font-size-asian="16pt" style:font-size-complex="16pt"/>
    </style:style>
    <style:style style:name="T12" style:family="text">
      <style:text-properties fo:font-size="16pt" officeooo:rsid="00266133" style:font-size-asian="16pt" style:font-size-complex="16pt"/>
    </style:style>
    <style:style style:name="T13" style:family="text">
      <style:text-properties fo:font-size="16pt" officeooo:rsid="0027cdeb" style:font-size-asian="16pt" style:font-size-complex="16pt"/>
    </style:style>
    <style:style style:name="T14" style:family="text">
      <style:text-properties fo:font-size="16pt" officeooo:rsid="00288a19" style:font-size-asian="16pt" style:font-size-complex="16pt"/>
    </style:style>
    <style:style style:name="T15" style:family="text">
      <style:text-properties fo:font-size="16pt" officeooo:rsid="0028f44b" style:font-size-asian="16pt" style:font-size-complex="16pt"/>
    </style:style>
    <style:style style:name="T16" style:family="text">
      <style:text-properties fo:font-size="16pt" officeooo:rsid="00298c17" style:font-size-asian="16pt" style:font-size-complex="16pt"/>
    </style:style>
    <style:style style:name="T17" style:family="text">
      <style:text-properties fo:font-size="16pt" officeooo:rsid="002a7a49" style:font-size-asian="16pt" style:font-size-complex="16pt"/>
    </style:style>
    <style:style style:name="T18" style:family="text">
      <style:text-properties fo:font-size="16pt" officeooo:rsid="002b608d" style:font-size-asian="16pt" style:font-size-complex="16pt"/>
    </style:style>
    <style:style style:name="T19" style:family="text">
      <style:text-properties fo:font-size="16pt" officeooo:rsid="002be6f3" style:font-size-asian="16pt" style:font-size-complex="16pt"/>
    </style:style>
    <style:style style:name="T20" style:family="text">
      <style:text-properties fo:font-size="16pt" officeooo:rsid="002d419a" style:font-size-asian="16pt" style:font-size-complex="16pt"/>
    </style:style>
    <style:style style:name="T21" style:family="text">
      <style:text-properties fo:font-size="16pt" officeooo:rsid="002f0d44" style:font-size-asian="16pt" style:font-size-complex="16pt"/>
    </style:style>
    <style:style style:name="T22" style:family="text">
      <style:text-properties fo:font-size="16pt" officeooo:rsid="00305606" style:font-size-asian="16pt" style:font-size-complex="16pt"/>
    </style:style>
    <style:style style:name="T23" style:family="text">
      <style:text-properties fo:font-size="16pt" officeooo:rsid="0031ff54" style:font-size-asian="16pt" style:font-size-complex="16pt"/>
    </style:style>
    <style:style style:name="T24" style:family="text">
      <style:text-properties fo:font-size="16pt" officeooo:rsid="0033e577" style:font-size-asian="16pt" style:font-size-complex="16pt"/>
    </style:style>
    <style:style style:name="T25" style:family="text">
      <style:text-properties fo:font-size="16pt" officeooo:rsid="0035c3d1" style:font-size-asian="16pt" style:font-size-complex="16pt"/>
    </style:style>
    <style:style style:name="T26" style:family="text">
      <style:text-properties fo:font-size="16pt" officeooo:rsid="00372dcc" style:font-size-asian="16pt" style:font-size-complex="16pt"/>
    </style:style>
    <style:style style:name="T27" style:family="text">
      <style:text-properties fo:font-size="16pt" officeooo:rsid="0038ef9a" style:font-size-asian="16pt" style:font-size-complex="16pt"/>
    </style:style>
    <style:style style:name="T28" style:family="text">
      <style:text-properties fo:font-size="16pt" officeooo:rsid="003967d2" style:font-size-asian="16pt" style:font-size-complex="16pt"/>
    </style:style>
    <style:style style:name="T29" style:family="text">
      <style:text-properties officeooo:rsid="001b2011"/>
    </style:style>
    <style:style style:name="T30" style:family="text">
      <style:text-properties officeooo:rsid="001b8c91"/>
    </style:style>
    <style:style style:name="T31" style:family="text">
      <style:text-properties officeooo:rsid="001c7fe0"/>
    </style:style>
    <style:style style:name="T32" style:family="text">
      <style:text-properties officeooo:rsid="0028f4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Карточка ответов команды _________________________________________________________</text:p>
      <text:p text:style-name="P30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"><text:span text:style-name="T29">№</text:span>31 <text:span text:style-name="T1">(53.968156, 26.821834)</text:span> код #</text:p>
          </table:table-cell>
          <table:table-cell table:style-name="Table1.A1" office:value-type="string">
            <text:p text:style-name="P16">№<text:span text:style-name="T31">52</text:span> <text:span text:style-name="T1">(</text:span><text:span text:style-name="T16">53.956406, 26.832219</text:span><text:span text:style-name="T1">)</text:span> код #</text:p>
          </table:table-cell>
          <table:table-cell table:style-name="Table1.C1" office:value-type="string">
            <text:p text:style-name="P12">№<text:span text:style-name="T31">72</text:span> <text:span text:style-name="T1">(</text:span><text:span text:style-name="T12">53.948332, 26.803614</text:span><text:span text:style-name="T1">)</text:span> код #</text:p>
          </table:table-cell>
        </table:table-row>
        <table:table-row>
          <table:table-cell table:style-name="Table1.A2" office:value-type="string">
            <text:p text:style-name="P1">№32 <text:span text:style-name="T1">(53.972827, 26.87837)</text:span> код #</text:p>
          </table:table-cell>
          <table:table-cell table:style-name="Table1.A2" office:value-type="string">
            <text:p text:style-name="P17">№<text:span text:style-name="T31">53</text:span> <text:span text:style-name="T1">(</text:span><text:span text:style-name="T17">53.964689, 26.834686</text:span><text:span text:style-name="T1">)</text:span> код #</text:p>
          </table:table-cell>
          <table:table-cell table:style-name="Table1.C2" office:value-type="string">
            <text:p text:style-name="P24">№<text:span text:style-name="T31">73</text:span> <text:span text:style-name="T1">(</text:span><text:span text:style-name="T24">53.965161, 26.822695</text:span><text:span text:style-name="T1">)</text:span> код #</text:p>
          </table:table-cell>
        </table:table-row>
        <table:table-row>
          <table:table-cell table:style-name="Table1.A2" office:value-type="string">
            <text:p text:style-name="P2">№33 <text:span text:style-name="T1">(</text:span><text:span text:style-name="T2">53.953561, 26.81098</text:span><text:span text:style-name="T1">)</text:span> код #</text:p>
          </table:table-cell>
          <table:table-cell table:style-name="Table1.A2" office:value-type="string">
            <text:p text:style-name="P19">№<text:span text:style-name="T31">54</text:span> <text:span text:style-name="T1">(</text:span><text:span text:style-name="T19">53.967366, 26.869485</text:span><text:span text:style-name="T1">)</text:span> код #</text:p>
          </table:table-cell>
          <table:table-cell table:style-name="Table1.C2" office:value-type="string">
            <text:p text:style-name="P25">№<text:span text:style-name="T31">74</text:span> <text:span text:style-name="T1">(</text:span><text:span text:style-name="T25">53.961133, 26.802112</text:span><text:span text:style-name="T1">)</text:span> код #</text:p>
          </table:table-cell>
        </table:table-row>
        <table:table-row>
          <table:table-cell table:style-name="Table1.A2" office:value-type="string">
            <text:p text:style-name="P2">№3<text:span text:style-name="T29">4</text:span> <text:span text:style-name="T1">(</text:span><text:span text:style-name="T2">53.956555, 26.838502</text:span><text:span text:style-name="T1">)</text:span> код #</text:p>
          </table:table-cell>
          <table:table-cell table:style-name="Table1.A2" office:value-type="string">
            <text:p text:style-name="P18">№<text:span text:style-name="T31">55</text:span> <text:span text:style-name="T1">(</text:span><text:span text:style-name="T18">53.97346, 26.838056</text:span><text:span text:style-name="T1">)</text:span> код #</text:p>
          </table:table-cell>
          <table:table-cell table:style-name="Table1.C2" office:value-type="string">
            <text:p text:style-name="P5">№<text:span text:style-name="T31">77</text:span> <text:span text:style-name="T1">(</text:span><text:span text:style-name="T5">53.956648, 26.768874</text:span><text:span text:style-name="T1">)</text:span> код #</text:p>
          </table:table-cell>
        </table:table-row>
        <table:table-row>
          <table:table-cell table:style-name="Table1.A2" office:value-type="string">
            <text:p text:style-name="P3">№3<text:span text:style-name="T30">5</text:span> <text:span text:style-name="T1">(</text:span><text:span text:style-name="T3">53.962506, 26.827048</text:span><text:span text:style-name="T1">)</text:span> код #</text:p>
          </table:table-cell>
          <table:table-cell table:style-name="Table1.A2" office:value-type="string">
            <text:p text:style-name="P13">№<text:span text:style-name="T31">56</text:span> <text:span text:style-name="T1">(</text:span><text:span text:style-name="T13">53.946649, 26.82041</text:span><text:span text:style-name="T1">)</text:span> код #</text:p>
          </table:table-cell>
          <table:table-cell table:style-name="Table1.C2" office:value-type="string">
            <text:p text:style-name="P26">№<text:span text:style-name="T31">81</text:span> <text:span text:style-name="T1">(</text:span><text:span text:style-name="T26">53.966754, 26.800572</text:span><text:span text:style-name="T1">)</text:span> код #</text:p>
          </table:table-cell>
        </table:table-row>
        <table:table-row>
          <table:table-cell table:style-name="Table1.A2" office:value-type="string">
            <text:p text:style-name="P3">№3<text:span text:style-name="T30">6</text:span> <text:span text:style-name="T1">(</text:span><text:span text:style-name="T3">53.959679, 26.811723</text:span><text:span text:style-name="T1">)</text:span> код #</text:p>
          </table:table-cell>
          <table:table-cell table:style-name="Table1.A2" office:value-type="string">
            <text:p text:style-name="P7">№<text:span text:style-name="T31">57</text:span> <text:span text:style-name="T1">(</text:span><text:span text:style-name="T7">53.954932, 26.787862</text:span><text:span text:style-name="T1">)</text:span> код #</text:p>
          </table:table-cell>
          <table:table-cell table:style-name="Table1.C2" office:value-type="string">
            <text:p text:style-name="P26">№<text:span text:style-name="T31">82</text:span> <text:span text:style-name="T1">(</text:span><text:span text:style-name="T26">53.964058, 26.872382</text:span><text:span text:style-name="T1">)</text:span> код #</text:p>
          </table:table-cell>
        </table:table-row>
        <table:table-row>
          <table:table-cell table:style-name="Table1.A2" office:value-type="string">
            <text:p text:style-name="P3">№3<text:span text:style-name="T30">7</text:span> <text:span text:style-name="T1">(</text:span><text:span text:style-name="T3">53.956538, 26.789798</text:span><text:span text:style-name="T1">)</text:span> код #</text:p>
          </table:table-cell>
          <table:table-cell table:style-name="Table1.A2" office:value-type="string">
            <text:p text:style-name="P20">№<text:span text:style-name="T31">61</text:span> <text:span text:style-name="T1">(</text:span><text:span text:style-name="T20">53.969184, 26.856929</text:span><text:span text:style-name="T1">)</text:span> код #</text:p>
          </table:table-cell>
          <table:table-cell table:style-name="Table1.C2" office:value-type="string">
            <text:p text:style-name="P8">№<text:span text:style-name="T31">83</text:span> <text:span text:style-name="T1">(</text:span><text:span text:style-name="T8">53.957614, 26.790827</text:span><text:span text:style-name="T1">)</text:span> код #</text:p>
          </table:table-cell>
        </table:table-row>
        <table:table-row>
          <table:table-cell table:style-name="Table1.A2" office:value-type="string">
            <text:p text:style-name="P4">№3<text:span text:style-name="T31">8</text:span> <text:span text:style-name="T1">(</text:span><text:span text:style-name="T4">53.958695, 26.796195</text:span><text:span text:style-name="T1">)</text:span> код #</text:p>
          </table:table-cell>
          <table:table-cell table:style-name="Table1.A2" office:value-type="string">
            <text:p text:style-name="P14">№<text:span text:style-name="T31">62</text:span> <text:span text:style-name="T1">(</text:span><text:span text:style-name="T14">53.95208, 26.829671</text:span><text:span text:style-name="T1">)</text:span> код #</text:p>
          </table:table-cell>
          <table:table-cell table:style-name="Table1.C2" office:value-type="string">
            <text:p text:style-name="P13">№<text:span text:style-name="T31">88</text:span> <text:span text:style-name="T1">(</text:span><text:span text:style-name="T13">53.944321, 26.829806</text:span><text:span text:style-name="T1">)</text:span> код #</text:p>
          </table:table-cell>
        </table:table-row>
        <table:table-row>
          <table:table-cell table:style-name="Table1.A2" office:value-type="string">
            <text:p text:style-name="P5">№<text:span text:style-name="T31">41</text:span> <text:span text:style-name="T1">(</text:span><text:span text:style-name="T5">53.968644, 26.878849</text:span><text:span text:style-name="T1">)</text:span> код #</text:p>
          </table:table-cell>
          <table:table-cell table:style-name="Table1.A2" office:value-type="string">
            <text:p text:style-name="P21">№<text:span text:style-name="T31">63</text:span> <text:span text:style-name="T1">(</text:span><text:span text:style-name="T21">53.963259, 26.787731</text:span><text:span text:style-name="T1">)</text:span> код #</text:p>
          </table:table-cell>
          <table:table-cell table:style-name="Table1.C2" office:value-type="string">
            <text:p text:style-name="P27">№<text:span text:style-name="T31">91</text:span> <text:span text:style-name="T1">(</text:span><text:span text:style-name="T27">53.967823, 26.768229</text:span><text:span text:style-name="T1">)</text:span> код #</text:p>
          </table:table-cell>
        </table:table-row>
        <table:table-row>
          <table:table-cell table:style-name="Table1.A2" office:value-type="string">
            <text:p text:style-name="P5">№<text:span text:style-name="T31">42</text:span> <text:span text:style-name="T1">(</text:span><text:span text:style-name="T5">53.960208, 26.851548</text:span><text:span text:style-name="T1">)</text:span> код #</text:p>
          </table:table-cell>
          <table:table-cell table:style-name="Table1.A2" office:value-type="string">
            <text:p text:style-name="P22">№<text:span text:style-name="T31">64</text:span> <text:span text:style-name="T1">(</text:span><text:span text:style-name="T22">53.96258, 26.820092</text:span><text:span text:style-name="T1">)</text:span> код #</text:p>
          </table:table-cell>
          <table:table-cell table:style-name="Table1.C2" office:value-type="string">
            <text:p text:style-name="P6">№<text:span text:style-name="T31">92</text:span> <text:span text:style-name="T1">(</text:span><text:span text:style-name="T6">53.95427, 26.781598</text:span><text:span text:style-name="T1">)</text:span> код #</text:p>
          </table:table-cell>
        </table:table-row>
        <table:table-row>
          <table:table-cell table:style-name="Table1.A2" office:value-type="string">
            <text:p text:style-name="P5">№<text:span text:style-name="T31">43</text:span> <text:span text:style-name="T1">(</text:span><text:span text:style-name="T5">53.970818, 26.869733</text:span><text:span text:style-name="T1">)</text:span> код #</text:p>
          </table:table-cell>
          <table:table-cell table:style-name="Table1.A2" office:value-type="string">
            <text:p text:style-name="P10">№<text:span text:style-name="T31">65</text:span> <text:span text:style-name="T1">(</text:span><text:span text:style-name="T10">53.941253, 26.798394</text:span><text:span text:style-name="T1">)</text:span> код #</text:p>
          </table:table-cell>
          <table:table-cell table:style-name="Table1.C2" office:value-type="string">
            <text:p text:style-name="P27">№<text:span text:style-name="T31">93</text:span> <text:span text:style-name="T1">(</text:span><text:span text:style-name="T27">53.97374, 26.85622</text:span><text:span text:style-name="T1">)</text:span> <text:span text:style-name="T32">КУЛЬТ КП</text:span></text:p>
          </table:table-cell>
        </table:table-row>
        <table:table-row>
          <table:table-cell table:style-name="Table1.A2" office:value-type="string">
            <text:p text:style-name="P5">№<text:span text:style-name="T31">44</text:span> <text:span text:style-name="T1">(</text:span><text:span text:style-name="T5">53.966473, 26.826121</text:span><text:span text:style-name="T1">)</text:span> код #</text:p>
          </table:table-cell>
          <table:table-cell table:style-name="Table1.A2" office:value-type="string">
            <text:p text:style-name="P23">№<text:span text:style-name="T31">66</text:span> <text:span text:style-name="T1">(</text:span><text:span text:style-name="T23">53.971422, 26.787933</text:span><text:span text:style-name="T1">)</text:span> код #</text:p>
          </table:table-cell>
          <table:table-cell table:style-name="Table1.C2" office:value-type="string">
            <text:p text:style-name="P15">№<text:span text:style-name="T31">94</text:span> <text:span text:style-name="T1">(</text:span><text:span text:style-name="T15">53.94364, 26.853149</text:span><text:span text:style-name="T1">)</text:span> <text:span text:style-name="T32">КУЛЬТ КП</text:span></text:p>
          </table:table-cell>
        </table:table-row>
        <table:table-row>
          <table:table-cell table:style-name="Table1.A2" office:value-type="string">
            <text:p text:style-name="P5">№<text:span text:style-name="T31">45</text:span> <text:span text:style-name="T1">(</text:span><text:span text:style-name="T5">53.973311, 26.811218</text:span><text:span text:style-name="T1">)</text:span> код #</text:p>
          </table:table-cell>
          <table:table-cell table:style-name="Table1.A2" office:value-type="string">
            <text:p text:style-name="P7">№<text:span text:style-name="T31">67</text:span> <text:span text:style-name="T1">(</text:span><text:span text:style-name="T7">53.95745, 26.784901</text:span><text:span text:style-name="T1">)</text:span> код #</text:p>
          </table:table-cell>
          <table:table-cell table:style-name="Table1.C2" office:value-type="string">
            <text:p text:style-name="P28">№<text:span text:style-name="T31">95</text:span> <text:span text:style-name="T1">(</text:span><text:span text:style-name="T28">53.951317, 26.818829</text:span><text:span text:style-name="T1">)</text:span> код #</text:p>
          </table:table-cell>
        </table:table-row>
        <table:table-row>
          <table:table-cell table:style-name="Table1.A2" office:value-type="string">
            <text:p text:style-name="P5">№<text:span text:style-name="T31">51</text:span> <text:span text:style-name="T1">(</text:span><text:span text:style-name="T5">53.953231, 26.775409</text:span><text:span text:style-name="T1">)</text:span> код #</text:p>
          </table:table-cell>
          <table:table-cell table:style-name="Table1.A2" office:value-type="string">
            <text:p text:style-name="P9">№<text:span text:style-name="T31">71</text:span> <text:span text:style-name="T1">(</text:span><text:span text:style-name="T9">53.957608, 26.802497</text:span><text:span text:style-name="T1">)</text:span> код #</text:p>
          </table:table-cell>
          <table:table-cell table:style-name="Table1.C2" office:value-type="string">
            <text:p text:style-name="P11">№<text:span text:style-name="T31">96</text:span> <text:span text:style-name="T1">(</text:span><text:span text:style-name="T11">53.93904, 26.803826</text:span><text:span text:style-name="T1">)</text:span> код #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4799in" style:type="center"/>
          <style:tab-stop style:position="14.960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a6aa3" officeooo:paragraph-rsid="001a6aa3" style:font-size-asian="16pt" style:font-size-complex="16pt"/>
    </style:style>
    <style:page-layout style:name="Mpm1">
      <style:page-layout-properties fo:page-width="16.5402in" fo:page-height="11.690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23:21:55.460246739</meta:creation-date>
    <dc:date>2017-08-02T01:07:23.695915150</dc:date>
    <meta:editing-duration>PT44M23S</meta:editing-duration>
    <meta:editing-cycles>26</meta:editing-cycles>
    <meta:generator>LibreOffice/5.2.7.2$Linux_X86_64 LibreOffice_project/20$Build-2</meta:generator>
    <meta:document-statistic meta:table-count="1" meta:image-count="0" meta:object-count="0" meta:page-count="1" meta:paragraph-count="43" meta:word-count="214" meta:character-count="1420" meta:non-whitespace-character-count="1249"/>
  </office:meta>
</office:document-meta>
</file>